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wrap-option="wrap" style:rotation-angle="90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0.5304166666667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12.01208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1.66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6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ncuadr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areas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ácticas clase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amen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osiciones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evaluació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00" table:formula="of:=SUM([.B1:.B5])" table:style-name="ce1">
            <text:p>100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Asistencia" table:style-name="ta1">
        <table:table-column table:style-name="co4" table:default-cell-style-name="ce1"/>
        <table:table-column table:style-name="co5" table:number-columns-repeated="3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4">
            <text:p>Estudiante</text:p>
          </table:table-cell>
          <table:table-cell office:value-type="string" table:number-columns-spanned="3" table:number-rows-spanned="1" table:style-name="ce4">
            <text:p>Agosto</text:p>
          </table:table-cell>
          <table:covered-table-cell table:number-columns-repeated="2"/>
          <table:table-cell table:number-columns-repeated="16380"/>
        </table:table-row>
        <table:table-row table:style-name="ro1">
          <table:covered-table-cell/>
          <table:table-cell office:value-type="float" office:value="17" table:style-name="ce3">
            <text:p>17</text:p>
          </table:table-cell>
          <table:table-cell office:value-type="float" office:value="24" table:style-name="ce3">
            <text:p>24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01 213644977 CHAVEZ CASTILLO EMMANUEL LIEC</text:p>
          </table:table-cell>
          <table:table-cell office:value-type="string" table:style-name="ce3">
            <text:p>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3">
            <text:p>02 215800372 GALVAN HERNANDEZ OMAR SALVADOR LIEC</text:p>
          </table:table-cell>
          <table:table-cell office:value-type="string" table:style-name="ce3">
            <text:p>I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3">
            <text:p>03 216454494 GUERRERO GONZALEZ LUIS JESUS LIEC</text:p>
          </table:table-cell>
          <table:table-cell office:value-type="string" table:style-name="ce3">
            <text:p>I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3">
            <text:p>04 213386579 MEDINA DIAZ DANIEL LIEC</text:p>
          </table:table-cell>
          <table:table-cell office:value-type="string" table:style-name="ce3">
            <text:p>A</text:p>
          </table:table-cell>
          <table:table-cell table:number-columns-repeated="2" table:style-name="ce3"/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ACTIVIDADES" table:style-name="ta1">
        <table:table-column table:style-name="co6" table:default-cell-style-name="ce1"/>
        <table:table-column table:style-name="co7" table:number-columns-repeated="11" table:default-cell-style-name="ce1" table:visibility="collapse"/>
        <table:table-column table:style-name="co7" table:default-cell-style-name="ce1"/>
        <table:table-column table:style-name="co8" table:default-cell-style-name="ce1"/>
        <table:table-column table:style-name="co3" table:number-columns-repeated="16370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2">
            <text:p>Estudiante</text:p>
          </table:table-cell>
          <table:table-cell office:value-type="string" table:style-name="ce5">
            <text:p>Comparación modelos Hardvard vs Newmann</text:p>
          </table:table-cell>
          <table:table-cell office:value-type="string" table:style-name="ce5">
            <text:p>Funcionamiento lógio del microprocesador y el ciclo de fetch-and-execute o ciclo de fetch-decode-execute</text:p>
          </table:table-cell>
          <table:table-cell office:value-type="string" table:style-name="ce5">
            <text:p/>
            <text:p>Modos de direccionamiento y analisis del ciclo fech-and-exceute (ejemplo ensamblador)</text:p>
          </table:table-cell>
          <table:table-cell office:value-type="string" table:style-name="ce5">
            <text:p>Definición y comparación de arquitecturas de microprocesadores</text:p>
          </table:table-cell>
          <table:table-cell office:value-type="string" table:style-name="ce5">
            <text:p>Práctica :ejemplificación de la representación de la información su relación con los sistemas de numeración</text:p>
          </table:table-cell>
          <table:table-cell office:value-type="string" table:style-name="ce5">
            <text:p>Programas introductorios al lenguaje ensablador</text:p>
          </table:table-cell>
          <table:table-cell office:value-type="string" table:style-name="ce5">
            <text:p>Conceptos básicos de ensamblador (Antes de seguir con la programación)</text:p>
          </table:table-cell>
          <table:table-cell office:value-type="string" table:style-name="ce5">
            <text:p>Ensamblador y sus diferentes "tipos", cargador y ligador</text:p>
          </table:table-cell>
          <table:table-cell office:value-type="string" table:style-name="ce5">
            <text:p>Análisis capítulo 8 Libro PETER ABEL "Ensamblador para pc IBM y compatible"</text:p>
          </table:table-cell>
          <table:table-cell office:value-type="string" table:style-name="ce5">
            <text:p>Examen parcial</text:p>
          </table:table-cell>
          <table:table-cell office:value-type="string" table:style-name="ce5">
            <text:p>Análisis de metodos de acceso a la memoria (Activicdad de clase)</text:p>
          </table:table-cell>
          <table:table-cell office:value-type="string" table:style-name="ce5">
            <text:p>Investigación para desarrollo del proyecto de clase Tarea</text:p>
          </table:table-cell>
          <table:table-cell office:value-type="string" table:style-name="ce5">
            <text:p>Memoria y su manejo</text:p>
          </table:table-cell>
          <table:table-cell office:value-type="string" table:style-name="ce5">
            <text:p>proteccion de hardware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01 213644977 CHAVEZ CASTILLO EMMANUEL LIEC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02 215800372 GALVAN HERNANDEZ OMAR SALVADOR LIEC</text:p>
          </table:table-cell>
          <table:table-cell table:number-columns-repeated="6" table:style-name="ce3"/>
          <table:table-cell table:number-columns-repeated="16377" table:style-name="ce1"/>
        </table:table-row>
        <table:table-row table:style-name="ro1">
          <table:table-cell office:value-type="string" table:style-name="ce3">
            <text:p>03 216454494 GUERRERO GONZALEZ LUIS JESUS LIEC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90" table:style-name="ce3">
            <text:p>9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80" table:style-name="ce3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04 213386579 MEDINA DIAZ DANIEL LIEC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90" table:style-name="ce3">
            <text:p>90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6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castillo</dc:creator>
    <meta:creation-date>2018-08-17T14:45:27Z</meta:creation-date>
    <dc:date>2018-11-21T22:44:04Z</dc:date>
    <meta:editing-cycles>29</meta:editing-cycles>
    <meta:editing-duration>PT19249S</meta:editing-duration>
  </office:meta>
</office:document-meta>
</file>